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 fo:break-before="page"/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Heading_20_1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Java Method Research – Week 4</text:h>
      <text:p text:style-name="P4">Collin Wahlund</text:p>
      <text:p text:style-name="P1"/>
      <text:p text:style-name="P2">Class String methods:</text:p>
      <text:p text:style-name="P2"/>
      <text:p text:style-name="P2">charAt(int index) – this takes the value of the index and finds the character (char) value at that position. <text:s/>This would be useful for seeing what the string contains at a given position, such as the first letter.</text:p>
      <text:p text:style-name="P2"/>
      <text:p text:style-name="P2">concat(String str) – adds the given string to the string this method is called upon. <text:s/>This would allow concatenation without using operators.</text:p>
      <text:p text:style-name="P2"/>
      <text:p text:style-name="P2">contains(CharSequence s) – if the string contains the character sequence it will return true, otherwise it will return false. <text:s/>This would allow searching through the string for a matching substring.</text:p>
      <text:p text:style-name="P2"/>
      <text:p text:style-name="P2">equals(Object anObject) – returns true if the string matches the object given to it. <text:s/>Should be used instead of ==. <text:s/>Gives a more accurate comparison of strings.</text:p>
      <text:p text:style-name="P2"/>
      <text:p text:style-name="P2">isBlank() - if the string only contains whitespace (spaces, tabs, form feeds, and line terminators) this will return true. <text:s/>This can check for meaningful content to the string rather than blank space.</text:p>
      <text:p text:style-name="P2"/>
      <text:p text:style-name="P2">These methods provide ways to search, manipulate, and check strings for content. <text:s/>This allows the String object to be much more useful than simple operators. <text:s/>For instance, the isBlank method allows us to check if there is no readable content to the string, and contains allows us to look for a character sequence match.</text:p>
      <text:p text:style-name="P2"/>
      <text:p text:style-name="P2">Resources: Oracle Java Documentation – Strings <text:s/><text:a xlink:type="simple" xlink:href="https://docs.oracle.com/en/java/javase/17/docs/api/java.base/java/lang/String.html" text:style-name="Internet_20_link" text:visited-style-name="Visited_20_Internet_20_Link">https://docs.oracle.com/en/java/javase/17/docs/api/java.base/java/lang/String.html</text:a></text:p>
      <text:p text:style-name="P2">O'Reilly Java Language Specification, Java SE 7 Edition, Fourth Edition</text:p>
      <text:p text:style-name="P2"><text:a xlink:type="simple" xlink:href="https://www.oreilly.com/library/view/the-java-language/9780133260335/ch03lev1sec6.html#:~:text=3.6.-,White%20Space,terminator%20characters%20(§3.4" text:style-name="Internet_20_link" text:visited-style-name="Visited_20_Internet_20_Link">https://www.oreilly.com/library/view/the-java-language/9780133260335/ch03lev1sec6.html#:~:text=3.6.-,White%20Space,terminator%20characters%20(%C2%A73.4</text:a>).</text:p>
      <text:p text:style-name="P2"/>
      <text:p text:style-name="P3">Class Array Methods:</text:p>
      <text:p text:style-name="P2"/>
      <text:p text:style-name="P2">getChar(Object array, int index) – This will return the value of the array at the given index as a char. <text:s/>If you know the data type of the array to be characters this would allow you to grab a specific item.</text:p>
      <text:p text:style-name="P2"/>
      <text:p text:style-name="P2">getInt(Object array, int index) – Similar to getChar, this returns the value of the array at the index, only as an int. <text:s/>This would also allow you to get the value you are looking for, only this time for an integer.</text:p>
      <text:p text:style-name="P2"/>
      <text:p text:style-name="P2">getLength(Object array) – This will get you the length of the array as an integer value. <text:s/>This could be used for a count of items, which could be needed in a for loop as an example.</text:p>
      <text:p text:style-name="P2"/>
      <text:p text:style-name="P2">set(Object array, int index, Object value) – Takes the array at the given index and places a new value into that position. <text:s/>This allows us to replace the value with another object specifically.</text:p>
      <text:p text:style-name="P2"/>
      <text:p text:style-name="P2">get(Object array, int index) – Gets the value of the array at the given index. <text:s/>A more generic way to get the value at the index as any object. <text:s/>Useful if you're getting an object that isn't a primitive type.</text:p>
      <text:p text:style-name="P2"/>
      <text:p text:style-name="P2">The array methods contain various ways to get information about the array, as well as to capture the values, or set them to a different value. <text:s/>This allows for manipulation of the array in addition to getting the values in different types.</text:p>
      <text:p text:style-name="P2"/>
      <text:p text:style-name="P2">Resources: Oracle Java Documentation – Array</text:p>
      <text:p text:style-name="P2"><text:s/>https://docs.oracle.com/en/java/javase/17/docs/api/java.base/java/lang/reflect/Array.html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llin Wahlund</meta:initial-creator>
    <meta:creation-date>2023-05-24T13:27:54.03</meta:creation-date>
    <dc:date>2023-05-24T14:04:38.92</dc:date>
    <dc:creator>Collin Wahlund</dc:creator>
    <meta:editing-duration>PT14M46S</meta:editing-duration>
    <meta:editing-cycles>3</meta:editing-cycles>
    <meta:generator>OpenOffice/4.1.14$Win32 OpenOffice.org_project/4114m1$Build-9811</meta:generator>
    <meta:document-statistic meta:table-count="0" meta:image-count="0" meta:object-count="0" meta:page-count="2" meta:paragraph-count="21" meta:word-count="475" meta:character-count="3048"/>
  </office:meta>
</office:document-meta>
</file>